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2e98dd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language="en" fo:country="US" fo:font-weight="normal" officeooo:rsid="003d33a1" style:font-weight-asian="normal" style:font-weight-complex="normal"/>
    </style:style>
    <style:style style:name="T34" style:family="text">
      <style:text-properties fo:language="en" fo:country="US" fo:font-weight="normal" officeooo:rsid="003ff27e" style:font-weight-asian="normal" style:font-weight-complex="normal"/>
    </style:style>
    <style:style style:name="T35" style:family="text">
      <style:text-properties fo:language="en" fo:country="US" fo:font-weight="normal" officeooo:rsid="00422727" style:font-weight-asian="normal" style:font-weight-complex="normal"/>
    </style:style>
    <style:style style:name="T36" style:family="text">
      <style:text-properties fo:language="en" fo:country="US" fo:font-weight="normal" officeooo:rsid="0043bd76" style:font-weight-asian="normal" style:font-weight-complex="normal"/>
    </style:style>
    <style:style style:name="T37" style:family="text">
      <style:text-properties fo:language="en" fo:country="US" fo:font-weight="normal" officeooo:rsid="0044c3c1" style:font-weight-asian="normal" style:font-weight-complex="normal"/>
    </style:style>
    <style:style style:name="T38" style:family="text">
      <style:text-properties fo:language="en" fo:country="US" fo:font-weight="normal" officeooo:rsid="004c827e" style:font-weight-asian="normal" style:font-weight-complex="normal"/>
    </style:style>
    <style:style style:name="T39" style:family="text">
      <style:text-properties fo:language="en" fo:country="US" fo:font-weight="normal" officeooo:rsid="004d5606" style:font-weight-asian="normal" style:font-weight-complex="normal"/>
    </style:style>
    <style:style style:name="T40" style:family="text">
      <style:text-properties fo:language="en" fo:country="US" fo:font-weight="normal" officeooo:rsid="004dc07c" style:font-weight-asian="normal" style:font-weight-complex="normal"/>
    </style:style>
    <style:style style:name="T41" style:family="text">
      <style:text-properties fo:language="en" fo:country="US" fo:font-weight="normal" officeooo:rsid="004dc293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8a721" style:font-weight-asian="normal" style:font-weight-complex="normal"/>
    </style:style>
    <style:style style:name="T44" style:family="text">
      <style:text-properties fo:font-weight="normal" officeooo:rsid="00322e76" style:font-weight-asian="normal" style:font-weight-complex="normal"/>
    </style:style>
    <style:style style:name="T45" style:family="text">
      <style:text-properties fo:language="uk" fo:country="UA"/>
    </style:style>
    <style:style style:name="T46" style:family="text">
      <style:text-properties fo:language="uk" fo:country="UA" fo:font-weight="normal" style:font-weight-asian="normal" style:font-weight-complex="normal"/>
    </style:style>
    <style:style style:name="T47" style:family="text">
      <style:text-properties fo:language="uk" fo:country="UA" fo:font-weight="normal" officeooo:rsid="0008a721" style:font-weight-asian="normal" style:font-weight-complex="normal"/>
    </style:style>
    <style:style style:name="T48" style:family="text">
      <style:text-properties fo:language="uk" fo:country="UA" fo:font-weight="normal" officeooo:rsid="0009da89" style:font-weight-asian="normal" style:font-weight-complex="normal"/>
    </style:style>
    <style:style style:name="T49" style:family="text">
      <style:text-properties fo:language="uk" fo:country="UA" fo:font-weight="normal" officeooo:rsid="000b3d94" style:font-weight-asian="normal" style:font-weight-complex="normal"/>
    </style:style>
    <style:style style:name="T50" style:family="text">
      <style:text-properties fo:language="uk" fo:country="UA" fo:font-weight="normal" officeooo:rsid="000b915e" style:font-weight-asian="normal" style:font-weight-complex="normal"/>
    </style:style>
    <style:style style:name="T51" style:family="text">
      <style:text-properties fo:language="uk" fo:country="UA" fo:font-weight="normal" officeooo:rsid="000c1eb8" style:font-weight-asian="normal" style:font-weight-complex="normal"/>
    </style:style>
    <style:style style:name="T52" style:family="text">
      <style:text-properties fo:language="uk" fo:country="UA" fo:font-weight="normal" officeooo:rsid="000c6162" style:font-weight-asian="normal" style:font-weight-complex="normal"/>
    </style:style>
    <style:style style:name="T53" style:family="text">
      <style:text-properties fo:language="uk" fo:country="UA" fo:font-weight="normal" officeooo:rsid="000c8611" style:font-weight-asian="normal" style:font-weight-complex="normal"/>
    </style:style>
    <style:style style:name="T54" style:family="text">
      <style:text-properties fo:language="uk" fo:country="UA" fo:font-weight="normal" officeooo:rsid="000d9e06" style:font-weight-asian="normal" style:font-weight-complex="normal"/>
    </style:style>
    <style:style style:name="T55" style:family="text">
      <style:text-properties fo:language="uk" fo:country="UA" fo:font-weight="normal" officeooo:rsid="000dd1e0" style:font-weight-asian="normal" style:font-weight-complex="normal"/>
    </style:style>
    <style:style style:name="T56" style:family="text">
      <style:text-properties fo:language="uk" fo:country="UA" fo:font-weight="normal" officeooo:rsid="000f32e3" style:font-weight-asian="normal" style:font-weight-complex="normal"/>
    </style:style>
    <style:style style:name="T57" style:family="text">
      <style:text-properties fo:language="uk" fo:country="UA" fo:font-weight="normal" officeooo:rsid="000f4269" style:font-weight-asian="normal" style:font-weight-complex="normal"/>
    </style:style>
    <style:style style:name="T58" style:family="text">
      <style:text-properties fo:language="uk" fo:country="UA" fo:font-weight="normal" officeooo:rsid="000fce72" style:font-weight-asian="normal" style:font-weight-complex="normal"/>
    </style:style>
    <style:style style:name="T59" style:family="text">
      <style:text-properties fo:language="uk" fo:country="UA" fo:font-weight="normal" officeooo:rsid="001036f7" style:font-weight-asian="normal" style:font-weight-complex="normal"/>
    </style:style>
    <style:style style:name="T60" style:family="text">
      <style:text-properties fo:language="uk" fo:country="UA" fo:font-weight="normal" officeooo:rsid="0011a0bb" style:font-weight-asian="normal" style:font-weight-complex="normal"/>
    </style:style>
    <style:style style:name="T61" style:family="text">
      <style:text-properties fo:language="uk" fo:country="UA" fo:font-weight="normal" officeooo:rsid="0013890a" style:font-weight-asian="normal" style:font-weight-complex="normal"/>
    </style:style>
    <style:style style:name="T62" style:family="text">
      <style:text-properties fo:language="uk" fo:country="UA" fo:font-weight="normal" officeooo:rsid="0014de2e" style:font-weight-asian="normal" style:font-weight-complex="normal"/>
    </style:style>
    <style:style style:name="T63" style:family="text">
      <style:text-properties fo:language="uk" fo:country="UA" fo:font-weight="normal" officeooo:rsid="0017459d" style:font-weight-asian="normal" style:font-weight-complex="normal"/>
    </style:style>
    <style:style style:name="T64" style:family="text">
      <style:text-properties fo:language="uk" fo:country="UA" fo:font-weight="normal" officeooo:rsid="00174d2b" style:font-weight-asian="normal" style:font-weight-complex="normal"/>
    </style:style>
    <style:style style:name="T65" style:family="text">
      <style:text-properties fo:language="uk" fo:country="UA" fo:font-weight="normal" officeooo:rsid="001845bb" style:font-weight-asian="normal" style:font-weight-complex="normal"/>
    </style:style>
    <style:style style:name="T66" style:family="text">
      <style:text-properties fo:language="uk" fo:country="UA" fo:font-weight="normal" officeooo:rsid="0019192b" style:font-weight-asian="normal" style:font-weight-complex="normal"/>
    </style:style>
    <style:style style:name="T67" style:family="text">
      <style:text-properties fo:language="uk" fo:country="UA" fo:font-weight="normal" officeooo:rsid="00195967" style:font-weight-asian="normal" style:font-weight-complex="normal"/>
    </style:style>
    <style:style style:name="T68" style:family="text">
      <style:text-properties fo:language="uk" fo:country="UA" fo:font-weight="normal" officeooo:rsid="001a8c08" style:font-weight-asian="normal" style:font-weight-complex="normal"/>
    </style:style>
    <style:style style:name="T69" style:family="text">
      <style:text-properties fo:language="uk" fo:country="UA" fo:font-weight="normal" officeooo:rsid="001bcacf" style:font-weight-asian="normal" style:font-weight-complex="normal"/>
    </style:style>
    <style:style style:name="T70" style:family="text">
      <style:text-properties fo:language="uk" fo:country="UA" fo:font-weight="normal" officeooo:rsid="001d5562" style:font-weight-asian="normal" style:font-weight-complex="normal"/>
    </style:style>
    <style:style style:name="T71" style:family="text">
      <style:text-properties fo:language="uk" fo:country="UA" fo:font-weight="normal" officeooo:rsid="001f2c90" style:font-weight-asian="normal" style:font-weight-complex="normal"/>
    </style:style>
    <style:style style:name="T72" style:family="text">
      <style:text-properties fo:language="uk" fo:country="UA" fo:font-weight="normal" officeooo:rsid="00217390" style:font-weight-asian="normal" style:font-weight-complex="normal"/>
    </style:style>
    <style:style style:name="T73" style:family="text">
      <style:text-properties fo:language="uk" fo:country="UA" fo:font-weight="normal" officeooo:rsid="0022db7d" style:font-weight-asian="normal" style:font-weight-complex="normal"/>
    </style:style>
    <style:style style:name="T74" style:family="text">
      <style:text-properties fo:language="uk" fo:country="UA" fo:font-weight="normal" officeooo:rsid="0028b84e" style:font-weight-asian="normal" style:font-weight-complex="normal"/>
    </style:style>
    <style:style style:name="T75" style:family="text">
      <style:text-properties fo:language="uk" fo:country="UA" fo:font-weight="normal" officeooo:rsid="002a9421" style:font-weight-asian="normal" style:font-weight-complex="normal"/>
    </style:style>
    <style:style style:name="T76" style:family="text">
      <style:text-properties fo:language="uk" fo:country="UA" fo:font-weight="normal" officeooo:rsid="002b4546" style:font-weight-asian="normal" style:font-weight-complex="normal"/>
    </style:style>
    <style:style style:name="T77" style:family="text">
      <style:text-properties fo:language="uk" fo:country="UA" fo:font-weight="normal" officeooo:rsid="002e5449" style:font-weight-asian="normal" style:font-weight-complex="normal"/>
    </style:style>
    <style:style style:name="T78" style:family="text">
      <style:text-properties fo:language="uk" fo:country="UA" fo:font-weight="normal" officeooo:rsid="0030f721" style:font-weight-asian="normal" style:font-weight-complex="normal"/>
    </style:style>
    <style:style style:name="T79" style:family="text">
      <style:text-properties fo:language="uk" fo:country="UA" fo:font-weight="normal" officeooo:rsid="00351855" style:font-weight-asian="normal" style:font-weight-complex="normal"/>
    </style:style>
    <style:style style:name="T80" style:family="text">
      <style:text-properties fo:language="uk" fo:country="UA" fo:font-weight="normal" officeooo:rsid="0035e1c7" style:font-weight-asian="normal" style:font-weight-complex="normal"/>
    </style:style>
    <style:style style:name="T81" style:family="text">
      <style:text-properties fo:language="uk" fo:country="UA" fo:font-weight="normal" officeooo:rsid="0037ae97" style:font-weight-asian="normal" style:font-weight-complex="normal"/>
    </style:style>
    <style:style style:name="T82" style:family="text">
      <style:text-properties fo:language="uk" fo:country="UA" fo:font-weight="normal" officeooo:rsid="00392cf2" style:font-weight-asian="normal" style:font-weight-complex="normal"/>
    </style:style>
    <style:style style:name="T83" style:family="text">
      <style:text-properties fo:language="uk" fo:country="UA" fo:font-weight="normal" officeooo:rsid="003ab93e" style:font-weight-asian="normal" style:font-weight-complex="normal"/>
    </style:style>
    <style:style style:name="T84" style:family="text">
      <style:text-properties fo:language="uk" fo:country="UA" fo:font-weight="normal" officeooo:rsid="003bede9" style:font-weight-asian="normal" style:font-weight-complex="normal"/>
    </style:style>
    <style:style style:name="T85" style:family="text">
      <style:text-properties fo:language="uk" fo:country="UA" fo:font-weight="normal" officeooo:rsid="003c6c88" style:font-weight-asian="normal" style:font-weight-complex="normal"/>
    </style:style>
    <style:style style:name="T86" style:family="text">
      <style:text-properties fo:language="uk" fo:country="UA" fo:font-weight="normal" officeooo:rsid="003d33a1" style:font-weight-asian="normal" style:font-weight-complex="normal"/>
    </style:style>
    <style:style style:name="T87" style:family="text">
      <style:text-properties fo:language="uk" fo:country="UA" fo:font-weight="normal" officeooo:rsid="003ff27e" style:font-weight-asian="normal" style:font-weight-complex="normal"/>
    </style:style>
    <style:style style:name="T88" style:family="text">
      <style:text-properties fo:language="uk" fo:country="UA" fo:font-weight="normal" officeooo:rsid="00408c2e" style:font-weight-asian="normal" style:font-weight-complex="normal"/>
    </style:style>
    <style:style style:name="T89" style:family="text">
      <style:text-properties fo:language="uk" fo:country="UA" fo:font-weight="normal" officeooo:rsid="00422727" style:font-weight-asian="normal" style:font-weight-complex="normal"/>
    </style:style>
    <style:style style:name="T90" style:family="text">
      <style:text-properties fo:language="uk" fo:country="UA" fo:font-weight="normal" officeooo:rsid="0043bd76" style:font-weight-asian="normal" style:font-weight-complex="normal"/>
    </style:style>
    <style:style style:name="T91" style:family="text">
      <style:text-properties fo:language="uk" fo:country="UA" fo:font-weight="normal" officeooo:rsid="004c827e" style:font-weight-asian="normal" style:font-weight-complex="normal"/>
    </style:style>
    <style:style style:name="T92" style:family="text">
      <style:text-properties fo:language="uk" fo:country="UA" fo:font-weight="normal" officeooo:rsid="004d5606" style:font-weight-asian="normal" style:font-weight-complex="normal"/>
    </style:style>
    <style:style style:name="T93" style:family="text">
      <style:text-properties fo:language="uk" fo:country="UA" fo:font-weight="normal" officeooo:rsid="004dc293" style:font-weight-asian="normal" style:font-weight-complex="normal"/>
    </style:style>
    <style:style style:name="T94" style:family="text">
      <style:text-properties fo:language="uk" fo:country="UA" officeooo:rsid="002e98d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language="ru" fo:country="RU" fo:font-weight="normal" officeooo:rsid="00422727" style:font-weight-asian="normal" style:font-weight-complex="normal"/>
    </style:style>
    <style:style style:name="T97" style:family="text">
      <style:text-properties fo:language="ru" fo:country="RU" fo:font-weight="normal" officeooo:rsid="0043bd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42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44">яка </text:span><text:span text:style-name="T42">передає в </text:span><text:span text:style-name="T43">застосунок вказівник на свій клас через віртуальний інтерфейс </text:span><text:span text:style-name="T3">KE_INTERFACE. </text:span><text:span text:style-name="T47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47"><text:tab/></text:span><text:span text:style-name="T64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8">а</text:span><text:span text:style-name="T64"> Скрипти. У кожної Відповіді </text:span><text:span text:style-name="T78">та</text:span><text:span text:style-name="T64"> Скрипту є номер наступного діалогу, який активується після активації відповідного елементу. Таким чином відбувається розвиток </text:span><text:span text:style-name="T65">Розповіді</text:span><text:span text:style-name="T64">.</text:span></text:p>
      <text:p text:style-name="P23"><text:tab/></text:p>
      <text:p text:style-name="P3"><text:span text:style-name="T64"><text:tab/></text:span><text:span text:style-name="T66">Важливо: номер діалогу це не те саме, що </text:span><text:span text:style-name="T16">ID </text:span><text:span text:style-name="T66">елемента. </text:span><text:span text:style-name="T67">Ідентифікатор елемента є унікальним, а однаковий номер діалогу можуть мати декілька елементів.</text:span></text:p>
      <text:p text:style-name="P3"><text:span text:style-name="T67"/></text:p>
      <text:p text:style-name="P3"><text:span text:style-name="T67"><text:tab/></text:span><text:span text:style-name="T87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4">VCL. </text:span><text:span text:style-name="T88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3"/>
      <text:p text:style-name="P22"><text:tab/><text:span text:style-name="T95">Перелік функцій рушія</text:span></text:p>
      <text:p text:style-name="P3"/>
      <text:p text:style-name="P14"><text:tab/><text:span text:style-name="T42">const wchar_t* GetVersion() </text:span><text:span text:style-name="T8">– </text:span><text:span text:style-name="T82">повертає номер поточної версії рушія.</text:span></text:p>
      <text:p text:style-name="P14"><text:span text:style-name="T82"><text:tab/></text:span><text:span text:style-name="T46">const wchar_t* </text:span><text:span text:style-name="T32">GetLastError</text:span><text:span text:style-name="T46">() </text:span><text:span text:style-name="T8">– </text:span><text:span text:style-name="T82">повертає текстовий опис поточної помилки.</text:span></text:p>
      <text:p text:style-name="P4"><text:span text:style-name="T47"><text:tab/></text:span><text:span text:style-name="T21">int </text:span><text:span text:style-name="T3">CreateStory(const wchar_t *story_file) </text:span><text:span text:style-name="T8">–</text:span><text:span text:style-name="T3"> </text:span><text:span text:style-name="T47">створює нову розповідь і зберігає її у файл. </text:span><text:span text:style-name="T51">Ім’я файлу зберігається для подальшого збереження змін в Розповіді. </text:span><text:span text:style-name="T72">Повертає 0 у разі помилки.</text:span></text:p>
      <text:p text:style-name="P7"><text:span text:style-name="T47"><text:tab/></text:span><text:span text:style-name="T22">int </text:span><text:span text:style-name="T3">LoadStory(const wchar_t *story_file) </text:span><text:span text:style-name="T8">–</text:span><text:span text:style-name="T47"> завантажує розповідь з файлу. </text:span><text:span text:style-name="T72">Повертає 0 у разі помилки.</text:span></text:p>
      <text:p text:style-name="P7"><text:span text:style-name="T47"><text:tab/></text:span><text:span text:style-name="T73">i</text:span><text:span text:style-name="T22">nt </text:span><text:span text:style-name="T4">Save</text:span><text:span text:style-name="T3">Story() </text:span><text:span text:style-name="T8">–</text:span><text:span text:style-name="T47"> </text:span><text:span text:style-name="T48">зберігає </text:span><text:span text:style-name="T51">Р</text:span><text:span text:style-name="T48">озповідь </text:span><text:span text:style-name="T51">у поточний файл</text:span><text:span text:style-name="T47">. </text:span><text:span text:style-name="T72">Повертає 0 у разі помилки. </text:span><text:span text:style-name="T89">Зберігати можна або у форматі </text:span><text:span text:style-name="T35">XML, </text:span><text:span text:style-name="T89">або внутрішньому форматі </text:span><text:span text:style-name="T35">SCS, </text:span><text:span text:style-name="T89">який використовує утиліта візуального редактора Розповідей </text:span><text:span text:style-name="T35">Story Creator. </text:span><text:span text:style-name="T89">У разі використання формату </text:span><text:span text:style-name="T35">XML, </text:span><text:span text:style-name="T96">елементи Р</text:span><text:span text:style-name="T89">озповіді, що не прив’язані до жодної Сцени, не будуть збережені у файл.</text:span></text:p>
      <text:p text:style-name="P4"><text:span text:style-name="T47"><text:tab/></text:span><text:span text:style-name="T22">void </text:span><text:span text:style-name="T7">CloseStory() </text:span><text:span text:style-name="T8">–</text:span><text:span text:style-name="T7"> </text:span><text:span text:style-name="T51">закриває Розповідь.</text:span></text:p>
      <text:p text:style-name="P4"><text:span text:style-name="T51"><text:tab/></text:span><text:span text:style-name="T22">void </text:span><text:span text:style-name="T9">ClearStory() </text:span><text:span text:style-name="T8">–</text:span><text:span text:style-name="T9"> </text:span><text:span text:style-name="T53">очищає Розповідь, видаляючи всі елементи.</text:span></text:p>
      <text:p text:style-name="P4"><text:span text:style-name="T47"><text:tab/></text:span><text:span text:style-name="T22">int </text:span><text:span text:style-name="T4">AddScene() </text:span><text:span text:style-name="T8">–</text:span><text:span text:style-name="T4"> </text:span><text:span text:style-name="T48">додає нову текстову Сцену, повертає ідентифікатор елемента, </text:span><text:span text:style-name="T72">або 0 у разі помилки.</text:span></text:p>
      <text:p text:style-name="P8"><text:span text:style-name="T48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48">додає нову </text:span><text:span text:style-name="T49">Відповідь</text:span><text:span text:style-name="T48">, повертає ідентифікатор елемента, </text:span><text:span text:style-name="T72">або 0 у разі помилки</text:span><text:span text:style-name="T48">.</text:span></text:p>
      <text:p text:style-name="P8"><text:span text:style-name="T48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48">додає нов</text:span><text:span text:style-name="T49">ий Скрипт</text:span><text:span text:style-name="T48">, повертає ідентифікатор елемента, </text:span><text:span text:style-name="T72">або 0 у разі помилки</text:span><text:span text:style-name="T48">.</text:span></text:p>
      <text:p text:style-name="P14"><text:span text:style-name="T48"><text:tab/></text:span><text:span text:style-name="T22">int </text:span><text:span text:style-name="T41">Select</text:span><text:span text:style-name="T11">(int id) – </text:span><text:span text:style-name="T56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5"><text:span text:style-name="T11"><text:tab/></text:span><text:span text:style-name="T2">const wchar_t*</text:span><text:span text:style-name="T22"> </text:span><text:span text:style-name="T33">RunScript</text:span><text:span text:style-name="T11">(</text:span><text:span text:style-name="T2">const wchar_t *</text:span><text:span text:style-name="T41">text</text:span><text:span text:style-name="T11">) – </text:span><text:span text:style-name="T33">т</text:span><text:span text:style-name="T86">ранслює </text:span><text:span text:style-name="T93">довільний текст </text:span><text:span text:style-name="T86">скрипт</text:span><text:span text:style-name="T93">у</text:span><text:span text:style-name="T56">. Повертає </text:span><text:span text:style-name="T93">результат роботи скрипту, або </text:span><text:span text:style-name="T86">«-</text:span><text:span text:style-name="T41">err-</text:span><text:span text:style-name="T93">» у разі помилки</text:span><text:span text:style-name="T11">.</text:span></text:p>
      <text:p text:style-name="P16"><text:span text:style-name="T48"><text:tab/></text:span><text:span text:style-name="T22">int </text:span><text:span text:style-name="T6">Remove(int id) – </text:span><text:span text:style-name="T50">видаляє елемент з </text:span><text:span text:style-name="T51">Р</text:span><text:span text:style-name="T50">озповіді. </text:span><text:span text:style-name="T83">П</text:span><text:span text:style-name="T81">ри цьому всі зв’язки з іншими елементами будуть автоматично перебудовані. </text:span><text:span text:style-name="T56">Повертає 0 у </text:span><text:span text:style-name="T84">разі помилки</text:span><text:span text:style-name="T11">.</text:span></text:p>
      <text:p text:style-name="P11"><text:span text:style-name="T11"><text:tab/></text:span><text:span text:style-name="T22">int </text:span><text:span text:style-name="T30">Link</text:span><text:span text:style-name="T6">(int id, </text:span><text:span text:style-name="T30">int to_id</text:span><text:span text:style-name="T6">) – </text:span><text:span text:style-name="T79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79">Повертає 0 у разі помилки.</text:span></text:p>
      <text:p text:style-name="P15"><text:soft-page-break/><text:span text:style-name="T79"><text:tab/></text:span><text:span text:style-name="T22">int </text:span><text:span text:style-name="T31">Unl</text:span><text:span text:style-name="T30">ink</text:span><text:span text:style-name="T6">(int id, </text:span><text:span text:style-name="T30">int to_id</text:span><text:span text:style-name="T6">) – </text:span><text:span text:style-name="T31">в</text:span><text:span text:style-name="T80">ідв’язує елементи один від одного</text:span><text:span text:style-name="T79">, </text:span><text:span text:style-name="T83">п</text:span><text:span text:style-name="T81">ри цьому всі зв’язки з іншими елементами будуть автоматично перебудовані.</text:span><text:span text:style-name="T11">. </text:span><text:span text:style-name="T79">Повертає 0 у разі помилки.</text:span></text:p>
      <text:p text:style-name="P8"><text:span text:style-name="T50"><text:tab/></text:span><text:span text:style-name="T22">int </text:span><text:span text:style-name="T12">G</text:span><text:span text:style-name="T8">etID</text:span><text:span text:style-name="T12">()</text:span><text:span text:style-name="T58"> – повертає </text:span><text:span text:style-name="T12">ID </text:span><text:span text:style-name="T58">елемента.</text:span></text:p>
      <text:p text:style-name="P8"><text:span text:style-name="T50"><text:tab/></text:span><text:span text:style-name="T22">int </text:span><text:span text:style-name="T8">SetID(int new_id) – </text:span><text:span text:style-name="T52">встановлює новий ідентифікатор для елемента, </text:span><text:span text:style-name="T81">при цьому всі зв’язки з іншими елементами будуть автоматично перебудовані</text:span><text:span text:style-name="T48">. </text:span><text:span text:style-name="T72">Повертає 0 у разі помилки.</text:span></text:p>
      <text:p text:style-name="P9"><text:span text:style-name="T52"><text:tab/></text:span><text:span text:style-name="T22">int </text:span><text:span text:style-name="T13">GetDialog() </text:span><text:span text:style-name="T8">–</text:span><text:span text:style-name="T13"> </text:span><text:span text:style-name="T59">повертає номер діалогу </text:span><text:span text:style-name="T64">до якого відноситься </text:span><text:span text:style-name="T59">елемент</text:span><text:span text:style-name="T48">, </text:span><text:span text:style-name="T72">або 0 у разі помилки</text:span><text:span text:style-name="T59">.</text:span></text:p>
      <text:p text:style-name="P15"><text:span text:style-name="T52"><text:tab/></text:span><text:span text:style-name="T22">int </text:span><text:span text:style-name="T8">Set</text:span><text:span text:style-name="T10">Dialog</text:span><text:span text:style-name="T8">(int new_id) – </text:span><text:span text:style-name="T54">встановлює новий </text:span><text:span text:style-name="T57">номер</text:span><text:span text:style-name="T54"> діалогу для елемента. </text:span><text:span text:style-name="T83">П</text:span><text:span text:style-name="T81">ри цьому всі зв’язки з іншими елементами будуть автоматично перебудовані.</text:span><text:span text:style-name="T54"> </text:span><text:span text:style-name="T72">Повертає 0 у разі помилки.</text:span></text:p>
      <text:p text:style-name="P9"><text:span text:style-name="T54"><text:tab/></text:span><text:span text:style-name="T22">int </text:span><text:span text:style-name="T14">G</text:span><text:span text:style-name="T10">et</text:span><text:span text:style-name="T40">PrevID</text:span><text:span text:style-name="T8">() – </text:span><text:span text:style-name="T60">повертає </text:span><text:span text:style-name="T14">ID </text:span><text:span text:style-name="T60">елемента, що прив’язаний до активного </text:span><text:span text:style-name="T54">(</text:span><text:span text:style-name="T85">попереднього</text:span><text:span text:style-name="T54"> елемент</text:span><text:span text:style-name="T61">а</text:span><text:span text:style-name="T54"> в ланцюжку)</text:span><text:span text:style-name="T60">. Якщо активний елемент це Сцена, то повертає 0, бо до Сцени може бути прив’язано декілька елементів.</text:span></text:p>
      <text:p text:style-name="P15"><text:span text:style-name="T54"><text:tab/></text:span><text:span text:style-name="T22">int </text:span><text:span text:style-name="T10">Set</text:span><text:span text:style-name="T40">Prev</text:span><text:span text:style-name="T10">ID</text:span><text:span text:style-name="T8">(int new</text:span><text:span text:style-name="T10">_</text:span><text:span text:style-name="T8">id) – </text:span><text:span text:style-name="T60">встановлює</text:span><text:span text:style-name="T54"> елемент, що прив’язаний до </text:span><text:span text:style-name="T60">активного елементу </text:span><text:span text:style-name="T83">(</text:span><text:span text:style-name="T85">попередній</text:span><text:span text:style-name="T83"> в ланцюжку)</text:span><text:span text:style-name="T54">. </text:span><text:span text:style-name="T83">П</text:span><text:span text:style-name="T81">ри цьому всі зв’язки з іншими елементами будуть автоматично перебудовані. </text:span><text:span text:style-name="T72">Повертає 0 у разі помилки.</text:span></text:p>
      <text:p text:style-name="P15"><text:span text:style-name="T54"><text:tab/></text:span><text:span text:style-name="T22">int </text:span><text:span text:style-name="T15">G</text:span><text:span text:style-name="T10">et</text:span><text:span text:style-name="T40">Next</text:span><text:span text:style-name="T10">ID</text:span><text:span text:style-name="T8">() – </text:span><text:span text:style-name="T61">повертає </text:span><text:span text:style-name="T15">ID </text:span><text:span text:style-name="T61">елемента до якого прив’язано активний елемент </text:span><text:span text:style-name="T54">(</text:span><text:span text:style-name="T85">наступного</text:span><text:span text:style-name="T54"> елемента в ланцюжку).</text:span><text:span text:style-name="T81"> </text:span><text:span text:style-name="T72">Повертає 0 у разі помилки.</text:span></text:p>
      <text:p text:style-name="P15"><text:span text:style-name="T54"><text:tab/></text:span><text:span text:style-name="T22">int </text:span><text:span text:style-name="T10">Set</text:span><text:span text:style-name="T40">Next</text:span><text:span text:style-name="T10">ID</text:span><text:span text:style-name="T8">(int new</text:span><text:span text:style-name="T10">_</text:span><text:span text:style-name="T8">id) – </text:span><text:span text:style-name="T63">встановлює</text:span><text:span text:style-name="T54"> елемент, до якого прив’язаний </text:span><text:span text:style-name="T62">активний </text:span><text:span text:style-name="T54">елемент </text:span><text:span text:style-name="T85">(наступний в ланцюжку)</text:span><text:span text:style-name="T54">. </text:span><text:span text:style-name="T83">П</text:span><text:span text:style-name="T81">ри цьому всі зв’язки з іншими елементами будуть автоматично перебудовані. </text:span><text:span text:style-name="T72">Повертає 0 у разі помилки.</text:span></text:p>
      <text:p text:style-name="P9"><text:span text:style-name="T55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58"> – повертає </text:span><text:span text:style-name="T68">тип</text:span><text:span text:style-name="T12"> </text:span><text:span text:style-name="T58">елемента. </text:span><text:span text:style-name="T68">1 – Сцена, 2 – Відповідь, 3 – Скрипт, 0 – у разі помилки.</text:span></text:p>
      <text:p text:style-name="P9"><text:span text:style-name="T68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58"> – повертає </text:span><text:span text:style-name="T69">текст</text:span><text:span text:style-name="T12"> </text:span><text:span text:style-name="T58">елемента.</text:span></text:p>
      <text:p text:style-name="P5"><text:span text:style-name="T50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2">встановлює новий </text:span><text:span text:style-name="T69">текст</text:span><text:span text:style-name="T52"> для елемента.</text:span></text:p>
      <text:p text:style-name="P9"><text:span text:style-name="T52"><text:tab/></text:span><text:span text:style-name="T22">int </text:span><text:span text:style-name="T19">IsEndDialog</text:span><text:span text:style-name="T12">()</text:span><text:span text:style-name="T58"> – </text:span><text:span text:style-name="T70">перевіряє чи елемент завершальним у ланцюжку Розповіді</text:span><text:span text:style-name="T58">. </text:span><text:span text:style-name="T72">1 – якщо елемент завершує ланцюжок, 0 – у протилежному випадку.</text:span></text:p>
      <text:p text:style-name="P6"><text:span text:style-name="T50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0">означає елемент як завершальний у Розповіді</text:span><text:span text:style-name="T52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58"> – </text:span><text:span text:style-name="T76">повертає рядок параметрів Скрипту.</text:span></text:p>
      <text:p text:style-name="P10"><text:span text:style-name="T76"><text:tab/></text:span><text:span text:style-name="T26">void SetParams(const wchar_t *params) – </text:span><text:span text:style-name="T76">встановлює рядок параметрів для Скрипту.</text:span></text:p>
      <text:p text:style-name="P25"><text:span text:style-name="T76"><text:tab/></text:span><text:span text:style-name="T22">int </text:span><text:span text:style-name="T41">Execute</text:span><text:span text:style-name="T8">() </text:span><text:span text:style-name="T11">– </text:span><text:span text:style-name="T33">т</text:span><text:span text:style-name="T86">ранслює скрипт, записує результат у поле </text:span><text:span text:style-name="T33">Result </text:span><text:span text:style-name="T86">відповідного елемента</text:span><text:span text:style-name="T56">. Повертає </text:span><text:span text:style-name="T86">1 у разі успіху та </text:span><text:span text:style-name="T56">0 у разі </text:span><text:span text:style-name="T86">помилки</text:span><text:span text:style-name="T11">.</text:span></text:p>
      <text:p text:style-name="P25"><text:span text:style-name="T76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58"> – </text:span><text:span text:style-name="T76">повертає результат виконання Скрипту. </text:span><text:span text:style-name="T85">Повертає порожню строку, доки Скрипт не буде виконаний.</text:span></text:p>
      <text:p text:style-name="P10"><text:span text:style-name="T76"/></text:p>
      <text:p text:style-name="P12"/>
      <text:p text:style-name="P12"><text:span text:style-name="T71"><text:tab/></text:span><text:span text:style-name="T72">Для навігації по Розповіді:</text:span></text:p>
      <text:p text:style-name="P12"/>
      <text:p text:style-name="P18"><text:span text:style-name="T72"><text:tab/></text:span><text:span text:style-name="T73">i</text:span><text:span text:style-name="T22">nt </text:span><text:span text:style-name="T36">Tell</text:span><text:span text:style-name="T3">Story(</text:span><text:span text:style-name="T24">const wchar_t *story_file</text:span><text:span text:style-name="T3">) </text:span><text:span text:style-name="T8">–</text:span><text:span text:style-name="T47"> </text:span><text:span text:style-name="T74">завантажує</text:span><text:span text:style-name="T48"> </text:span><text:span text:style-name="T51">Р</text:span><text:span text:style-name="T48">озповідь </text:span><text:span text:style-name="T74">з файлу і активує перший елемент</text:span><text:span text:style-name="T47">. </text:span><text:span text:style-name="T72">Повертає 0 у разі помилки.</text:span></text:p>
      <text:p text:style-name="P19"><text:span text:style-name="T72"><text:tab/></text:span><text:span text:style-name="T39">i</text:span><text:span text:style-name="T22">nt LoadDialog(int dlg_id)</text:span><text:span text:style-name="T3"> </text:span><text:span text:style-name="T8">–</text:span><text:span text:style-name="T47"> </text:span><text:span text:style-name="T74">завантажує</text:span><text:span text:style-name="T48"> </text:span><text:span text:style-name="T92">діалог із вказаним </text:span><text:span text:style-name="T39">ID</text:span><text:span text:style-name="T47">. </text:span><text:span text:style-name="T72">Повертає 0 у разі помилки.</text:span></text:p>
      <text:p text:style-name="P17"><text:span text:style-name="T72"><text:tab/></text:span><text:span text:style-name="T18">const wchar_t *</text:span><text:span text:style-name="T12">G</text:span><text:span text:style-name="T8">et</text:span><text:span text:style-name="T36">Scene</text:span><text:span text:style-name="T12">()</text:span><text:span text:style-name="T58"> – повертає </text:span><text:span text:style-name="T69">текст</text:span><text:span text:style-name="T12"> </text:span><text:span text:style-name="T36">п</text:span><text:span text:style-name="T90">оточної Сцени</text:span><text:span text:style-name="T58">.</text:span></text:p>
      <text:p text:style-name="P17"><text:span text:style-name="T58"><text:tab/></text:span><text:span text:style-name="T18">const wchar_t *</text:span><text:span text:style-name="T12">G</text:span><text:span text:style-name="T8">et</text:span><text:span text:style-name="T36">Answer</text:span><text:span text:style-name="T12">(</text:span><text:span text:style-name="T36">int index</text:span><text:span text:style-name="T12">)</text:span><text:span text:style-name="T58"> – повертає </text:span><text:span text:style-name="T69">текст</text:span><text:span text:style-name="T12"> </text:span><text:span text:style-name="T90">Відповіді з індексом </text:span><text:span text:style-name="T36">index, </text:span><text:span text:style-name="T97">що прив’</text:span><text:span text:style-name="T90">язана до поточної Сцени</text:span><text:span text:style-name="T58">.</text:span><text:span text:style-name="T36"> </text:span></text:p>
      <text:p text:style-name="P13"><text:span text:style-name="T72"><text:tab/></text:span><text:span text:style-name="T73">i</text:span><text:span text:style-name="T22">nt </text:span><text:span text:style-name="T36">Get</text:span><text:span text:style-name="T25">AnswerCount</text:span><text:span text:style-name="T3">() </text:span><text:span text:style-name="T8">–</text:span><text:span text:style-name="T47"> </text:span><text:span text:style-name="T75">повертає кількість Відповідей, доступних для поточної Сцени.</text:span></text:p>
      <text:p text:style-name="P13"><text:span text:style-name="T77"><text:tab/></text:span><text:span text:style-name="T27">void SelectAnswer(int index) – </text:span><text:span text:style-name="T36">а</text:span><text:span text:style-name="T90">ктивує</text:span><text:span text:style-name="T77"> Відповідь з вказаним індексом. Після цього </text:span><text:span text:style-name="T90">рушій переходить до наступної Сцени або завершує Розповідь якщо ця Відповідь має </text:span><text:soft-page-break/><text:span text:style-name="T90">прапорець </text:span><text:span text:style-name="T36">EndDialog</text:span><text:span text:style-name="T77">.</text:span></text:p>
      <text:p text:style-name="P24"><text:tab/></text:p>
      <text:p text:style-name="P20"><text:span text:style-name="T94"/></text:p>
      <text:p text:style-name="P20"><text:span text:style-name="T94"/></text:p>
      <text:p text:style-name="P20"><text:span text:style-name="T94">А</text:span><text:span text:style-name="T45">лгоритм роботи</text:span></text:p>
      <text:p text:style-name="P20"><text:span text:style-name="T46"/></text:p>
      <text:p text:style-name="P21"><text:span text:style-name="T46"><text:tab/>Після виклику </text:span><text:span text:style-name="T37">Tell</text:span><text:span text:style-name="T3">Story</text:span><text:span text:style-name="T46">(), рушій завантажує Розповідь з файлу і активує першу Сцену, </text:span><text:span text:style-name="T92">використовуючи для цього функцію </text:span><text:span text:style-name="T39">LoadDialog()</text:span><text:span text:style-name="T46">. При цьому транслюються всі Скрипти, що прив’язані до неї. </text:span><text:span text:style-name="T91">Перш</text:span><text:span text:style-name="T92">ий</text:span><text:span text:style-name="T91"> </text:span><text:span text:style-name="T92">діалог</text:span><text:span text:style-name="T91"> завжди </text:span><text:span text:style-name="T92">повинен</text:span><text:span text:style-name="T91"> мати </text:span><text:span text:style-name="T38">ID </text:span><text:span text:style-name="T91">зі значенням «</text:span><text:span text:style-name="T92">0</text:span><text:span text:style-name="T91">». </text:span><text:span text:style-name="T46">Користувач має викликати </text:span><text:span text:style-name="T2">Get</text:span><text:span text:style-name="T25">AnswerCount</text:span><text:span text:style-name="T46">(), аби отримати кількість доступних Відповідей, </text:span><text:span text:style-name="T92">потім</text:span><text:span text:style-name="T46"> він використовує </text:span><text:span text:style-name="T12">G</text:span><text:span text:style-name="T8">et</text:span><text:span text:style-name="T2">Answer</text:span><text:span text:style-name="T46">() щоб отримати текст потрібної Відповіді (наприклад, аби вивести його на екран), </text:span><text:span text:style-name="T92">і</text:span><text:span text:style-name="T46"> активує потрібну Відповідь за допомогою </text:span><text:span text:style-name="T27">SelectAnswer</text:span><text:span text:style-name="T46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"><text:span text:style-name="T9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0T15:43:31.583000000</dc:date>
    <meta:editing-duration>P1DT12H44M40S</meta:editing-duration>
    <meta:editing-cycles>76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49" meta:word-count="893" meta:character-count="6672" meta:non-whitespace-character-count="5734"/>
  </office:meta>
</office:document-meta>
</file>